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54pt"/>
    </style:style>
    <style:style style:name="co2" style:family="table-column">
      <style:table-column-properties fo:break-before="auto" style:column-width="419.6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number-columns-repeated="2" table:default-cell-style-name="Default"/>
        <table:table-row table:style-name="ro1">
          <table:table-cell table:number-columns-repeated="2"/>
          <table:table-cell table:style-name="Default" table:formula="of:=[.C3]-[.C42]" office:value-type="float" office:value="-0.0212" calcext:value-type="float">
            <text:p>-0.0212</text:p>
          </table:table-cell>
          <table:table-cell table:style-name="Default" table:formula="of:=[.D3]-[.D42]" office:value-type="float" office:value="-0.0357999999999999" calcext:value-type="float">
            <text:p>-0.0358</text:p>
          </table:table-cell>
          <table:table-cell table:style-name="Default" table:formula="of:=[.E3]-[.E42]" office:value-type="float" office:value="-0.1259" calcext:value-type="float">
            <text:p>-0.1259</text:p>
          </table:table-cell>
          <table:table-cell table:style-name="Default" table:formula="of:=[.F3]-[.F42]" office:value-type="float" office:value="-0.1022" calcext:value-type="float">
            <text:p>-0.1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acc-all</text:p>
          </table:table-cell>
          <table:table-cell table:style-name="ce1" office:value-type="string" calcext:value-type="string">
            <text:p>acc</text:p>
          </table:table-cell>
          <table:table-cell table:style-name="Default" office:value-type="string" calcext:value-type="string">
            <text:p>acc-amb</text:p>
          </table:table-cell>
          <table:table-cell table:style-name="Default" office:value-type="string" calcext:value-type="string">
            <text:p>acc-unk-tar</text:p>
          </table:table-cell>
          <table:table-cell table:style-name="Default" office:value-type="string" calcext:value-type="string">
            <text:p>acc-unk-tok</text:p>
          </table:table-cell>
          <table:table-cell office:value-type="string" calcext:value-type="string">
            <text:p>Target Supp</text:p>
          </table:table-cell>
          <table:table-cell office:value-type="string" calcext:value-type="string">
            <text:p>Tok Support</text:p>
          </table:table-cell>
        </table:table-row>
        <table:table-row table:style-name="ro1">
          <table:table-cell office:value-type="string" calcext:value-type="string">
            <text:p>./models/cemb_CNN_-wemb_none_-lrpatience_4;7_-lemma-2020_04_24-00_37_47.tar</text:p>
          </table:table-cell>
          <table:table-cell office:value-type="string" calcext:value-type="string">
            <text:p>./configs/1.4.4.a-CNN_vs_RNN-CNN-nowemb.json</text:p>
          </table:table-cell>
          <table:table-cell table:style-name="ce2" office:value-type="float" office:value="0.9555" calcext:value-type="float">
            <text:p>0.9555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7739" calcext:value-type="float">
            <text:p>0.7739</text:p>
          </table:table-cell>
          <table:table-cell table:style-name="ce7" office:value-type="float" office:value="771" calcext:value-type="float">
            <text:p>771</text:p>
          </table:table-cell>
          <table:table-cell table:style-name="ce7" office:value-type="float" office:value="5773" calcext:value-type="float">
            <text:p>5773</text:p>
          </table:table-cell>
        </table:table-row>
        <table:table-row table:style-name="ro1">
          <table:table-cell office:value-type="string" calcext:value-type="string">
            <text:p>./models/cemb_CNN_-wemb_none_-lrpatience_4;7_-lemma-2020_04_24-11_24_15.tar</text:p>
          </table:table-cell>
          <table:table-cell office:value-type="string" calcext:value-type="string">
            <text:p>./configs/1.4.4.a-CNN_vs_RNN-CNN-nowemb.json</text:p>
          </table:table-cell>
          <table:table-cell office:value-type="float" office:value="0.9601" calcext:value-type="float">
            <text:p>0.9601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5201" calcext:value-type="float">
            <text:p>0.5201</text:p>
          </table:table-cell>
          <table:table-cell office:value-type="float" office:value="0.8032" calcext:value-type="float">
            <text:p>0.8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none_-lrpatience_5;7_-lemma-2020_04_24-05_39_38.tar</text:p>
          </table:table-cell>
          <table:table-cell office:value-type="string" calcext:value-type="string">
            <text:p>./configs/1.4.4.a-CNN_vs_RNN-RNN-nowemb.json</text:p>
          </table:table-cell>
          <table:table-cell office:value-type="float" office:value="0.9619" calcext:value-type="float">
            <text:p>0.9619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8157" calcext:value-type="float">
            <text:p>0.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CNN_-wemb_none_-lrpatience_4;7_-lemma-2020_04_24-23_42_23.tar</text:p>
          </table:table-cell>
          <table:table-cell office:value-type="string" calcext:value-type="string">
            <text:p>./configs/1.4.4.a-CNN_vs_RNN-CNN-nowemb.json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9026" calcext:value-type="float">
            <text:p>0.9026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8003" calcext:value-type="float">
            <text:p>0.8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none_-lrpatience_5;7_-lemma-2020_04_24-17_11_30.tar</text:p>
          </table:table-cell>
          <table:table-cell office:value-type="string" calcext:value-type="string">
            <text:p>./configs/1.4.4.a-CNN_vs_RNN-RNN-nowemb.json</text:p>
          </table:table-cell>
          <table:table-cell office:value-type="float" office:value="0.9644" calcext:value-type="float">
            <text:p>0.9644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8186" calcext:value-type="float">
            <text:p>0.8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-lemma-2020_04_22-16_14_40.tar</text:p>
          </table:table-cell>
          <table:table-cell office:value-type="string" calcext:value-type="string">
            <text:p>./configs/1.4.4.a-CNN_vs_RNN-RNN.json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8166" calcext:value-type="float">
            <text:p>0.8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patience_5_-lemma-2020_04_23-02_33_41.tar</text:p>
          </table:table-cell>
          <table:table-cell office:value-type="string" calcext:value-type="string">
            <text:p>./configs/1.4.4.a-CNN_vs_RNN-RNN-patience.json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089" calcext:value-type="float">
            <text:p>0.9089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823" calcext:value-type="float">
            <text:p>0.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CNN_-patience_5_-lemma-2020_04_23-00_52_52.tar</text:p>
          </table:table-cell>
          <table:table-cell office:value-type="string" calcext:value-type="string">
            <text:p>./configs/1.4.4.a-CNN_vs_RNN-CNN-patience.json</text:p>
          </table:table-cell>
          <table:table-cell office:value-type="float" office:value="0.9627" calcext:value-type="float">
            <text:p>0.9627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5629" calcext:value-type="float">
            <text:p>0.5629</text:p>
          </table:table-cell>
          <table:table-cell office:value-type="float" office:value="0.8027" calcext:value-type="float">
            <text:p>0.8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CNN_-patience_5_-lemma-2020_04_23-04_14_02.tar</text:p>
          </table:table-cell>
          <table:table-cell office:value-type="string" calcext:value-type="string">
            <text:p>./configs/1.4.4.a-CNN_vs_RNN-CNN-patience.json</text:p>
          </table:table-cell>
          <table:table-cell office:value-type="float" office:value="0.9642" calcext:value-type="float">
            <text:p>0.9642</text:p>
          </table:table-cell>
          <table:table-cell office:value-type="float" office:value="0.912" calcext:value-type="float">
            <text:p>0.912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8025" calcext:value-type="float">
            <text:p>0.8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-lemma-2020_04_22-13_57_31.tar</text:p>
          </table:table-cell>
          <table:table-cell office:value-type="string" calcext:value-type="string">
            <text:p>./configs/1.4.4.a-CNN_vs_RNN-RNN.json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8212" calcext:value-type="float">
            <text:p>0.8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CNN_--lemma-2020_04_22-05_48_24.tar</text:p>
          </table:table-cell>
          <table:table-cell office:value-type="string" calcext:value-type="string">
            <text:p>./configs/1.4.4.a-CNN_vs_RNN-CNN.json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8394" calcext:value-type="float">
            <text:p>0.8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patience_5_-lemma-2020_04_23-06_15_06.tar</text:p>
          </table:table-cell>
          <table:table-cell office:value-type="string" calcext:value-type="string">
            <text:p>./configs/1.4.4.a-CNN_vs_RNN-RNN-patience.json</text:p>
          </table:table-cell>
          <table:table-cell office:value-type="float" office:value="0.9681" calcext:value-type="float">
            <text:p>0.9681</text:p>
          </table:table-cell>
          <table:table-cell office:value-type="float" office:value="0.9124" calcext:value-type="float">
            <text:p>0.9124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837" calcext:value-type="float">
            <text:p>0.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none_-lrpatience_5;7_-lemma-2020_04_25-05_48_34.tar</text:p>
          </table:table-cell>
          <table:table-cell office:value-type="string" calcext:value-type="string">
            <text:p>./configs/1.4.4.a-CNN_vs_RNN-RNN-nowemb.json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9126" calcext:value-type="float">
            <text:p>0.9126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836" calcext:value-type="float">
            <text:p>0.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CNN_-patience_5_-lemma-2020_04_23-08_27_33.tar</text:p>
          </table:table-cell>
          <table:table-cell office:value-type="string" calcext:value-type="string">
            <text:p>./configs/1.4.4.a-CNN_vs_RNN-CNN-patience.json</text:p>
          </table:table-cell>
          <table:table-cell office:value-type="float" office:value="0.9648" calcext:value-type="float">
            <text:p>0.9648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5279" calcext:value-type="float">
            <text:p>0.5279</text:p>
          </table:table-cell>
          <table:table-cell office:value-type="float" office:value="0.8096" calcext:value-type="float">
            <text:p>0.8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CNN_--lemma-2020_04_21-21_17_56.tar</text:p>
          </table:table-cell>
          <table:table-cell office:value-type="string" calcext:value-type="string">
            <text:p>./configs/1.4.4.a-CNN_vs_RNN-CNN.json</text:p>
          </table:table-cell>
          <table:table-cell office:value-type="float" office:value="0.9668" calcext:value-type="float">
            <text:p>0.9668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62" calcext:value-type="float">
            <text:p>0.62</text:p>
          </table:table-cell>
          <table:table-cell office:value-type="float" office:value="0.838" calcext:value-type="float">
            <text:p>0.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patience_5_-lemma-2020_04_23-10_32_22.tar</text:p>
          </table:table-cell>
          <table:table-cell office:value-type="string" calcext:value-type="string">
            <text:p>./configs/1.4.4.a-CNN_vs_RNN-RNN-patience.json</text:p>
          </table:table-cell>
          <table:table-cell office:value-type="float" office:value="0.9677" calcext:value-type="float">
            <text:p>0.9677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8398" calcext:value-type="float">
            <text:p>0.8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CNN_--lemma-2020_04_22-00_14_57.tar</text:p>
          </table:table-cell>
          <table:table-cell office:value-type="string" calcext:value-type="string">
            <text:p>./configs/1.4.4.a-CNN_vs_RNN-CNN.json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914" calcext:value-type="float">
            <text:p>0.914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8439" calcext:value-type="float">
            <text:p>0.8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CNN_--lemma-2020_04_22-08_36_17.tar</text:p>
          </table:table-cell>
          <table:table-cell office:value-type="string" calcext:value-type="string">
            <text:p>./configs/1.4.4.a-CNN_vs_RNN-CNN.json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8457" calcext:value-type="float">
            <text:p>0.8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-lemma-2020_04_22-11_09_09.tar</text:p>
          </table:table-cell>
          <table:table-cell office:value-type="string" calcext:value-type="string">
            <text:p>./configs/1.4.4.a-CNN_vs_RNN-RNN.json</text:p>
          </table:table-cell>
          <table:table-cell office:value-type="float" office:value="0.97" calcext:value-type="float">
            <text:p>0.97</text:p>
          </table:table-cell>
          <table:table-cell office:value-type="float" office:value="0.916" calcext:value-type="float">
            <text:p>0.916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8382" calcext:value-type="float">
            <text:p>0.8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-lemma-2020_04_22-19_07_19.tar</text:p>
          </table:table-cell>
          <table:table-cell office:value-type="string" calcext:value-type="string">
            <text:p>./configs/1.4.4.a-CNN_vs_RNN-RNN.json</text:p>
          </table:table-cell>
          <table:table-cell office:value-type="float" office:value="0.9698" calcext:value-type="float">
            <text:p>0.9698</text:p>
          </table:table-cell>
          <table:table-cell office:value-type="float" office:value="0.9167" calcext:value-type="float">
            <text:p>0.9167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8318" calcext:value-type="float">
            <text:p>0.8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-lemma-2020_04_22-22_48_00.tar</text:p>
          </table:table-cell>
          <table:table-cell office:value-type="string" calcext:value-type="string">
            <text:p>./configs/1.4.4.a-CNN_vs_RNN-RNN.json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CNN_--lemma-2020_04_22-03_04_02.tar</text:p>
          </table:table-cell>
          <table:table-cell office:value-type="string" calcext:value-type="string">
            <text:p>./configs/1.4.4.a-CNN_vs_RNN-CNN.json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8562" calcext:value-type="float">
            <text:p>0.8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none_-lrpatience_4_7_-hidden-256-layers_2-lemma-2020_04_26-23_08_20.tar</text:p>
          </table:table-cell>
          <table:table-cell office:value-type="string" calcext:value-type="string">
            <text:p>./configs/1.4.4.a-RNN-Wemb_vs_no_wemb-nowemb-hidden_256-layers_2.json</text:p>
          </table:table-cell>
          <table:table-cell office:value-type="float" office:value="0.9728" calcext:value-type="float">
            <text:p>0.9728</text:p>
          </table:table-cell>
          <table:table-cell office:value-type="float" office:value="0.9217" calcext:value-type="float">
            <text:p>0.9217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8599" calcext:value-type="float">
            <text:p>0.8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none_-lrpatience_4_7_-hidden-256-lemma-2020_04_27-14_59_01.tar</text:p>
          </table:table-cell>
          <table:table-cell office:value-type="string" calcext:value-type="string">
            <text:p>./configs/1.4.4.a-RNN-Wemb_vs_no_wemb-nowemb-hidden_256.json</text:p>
          </table:table-cell>
          <table:table-cell office:value-type="float" office:value="0.9726" calcext:value-type="float">
            <text:p>0.9726</text:p>
          </table:table-cell>
          <table:table-cell office:value-type="float" office:value="0.9226" calcext:value-type="float">
            <text:p>0.9226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8401" calcext:value-type="float">
            <text:p>0.8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CNN_-lrpatience_4;7_-lemma-2020_04_24-08_49_48.tar</text:p>
          </table:table-cell>
          <table:table-cell office:value-type="string" calcext:value-type="string">
            <text:p>./configs/1.4.4.a-CNN_vs_RNN-CNN-lrpatience.json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8451" calcext:value-type="float">
            <text:p>0.8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none_-lrpatience_4_7_-hidden-256-lemma-2020_04_26-19_30_36.tar</text:p>
          </table:table-cell>
          <table:table-cell office:value-type="string" calcext:value-type="string">
            <text:p>./configs/1.4.4.a-RNN-Wemb_vs_no_wemb-nowemb-hidden_256.json</text:p>
          </table:table-cell>
          <table:table-cell office:value-type="float" office:value="0.9734" calcext:value-type="float">
            <text:p>0.9734</text:p>
          </table:table-cell>
          <table:table-cell office:value-type="float" office:value="0.9239" calcext:value-type="float">
            <text:p>0.9239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8469" calcext:value-type="float">
            <text:p>0.8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none_-lrpatience_4_7_-hidden-256-layers_2-lemma-2020_04_26-01_58_10.tar</text:p>
          </table:table-cell>
          <table:table-cell office:value-type="string" calcext:value-type="string">
            <text:p>./configs/1.4.4.a-RNN-Wemb_vs_no_wemb-nowemb-hidden_256-layers_2.json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5629" calcext:value-type="float">
            <text:p>0.5629</text:p>
          </table:table-cell>
          <table:table-cell office:value-type="float" office:value="0.869" calcext:value-type="float">
            <text:p>0.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200_min_5_-lrpatience_4_7_-hidden-256-lemma-2020_04_27-02_14_31.tar</text:p>
          </table:table-cell>
          <table:table-cell office:value-type="string" calcext:value-type="string">
            <text:p>./configs/1.4.4.a-RNN-Wemb_vs_no_wemb-wemb_200-hidden_256.json</text:p>
          </table:table-cell>
          <table:table-cell office:value-type="float" office:value="0.9736" calcext:value-type="float">
            <text:p>0.9736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8588" calcext:value-type="float">
            <text:p>0.8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lrpatience_5;7_-lemma-2020_04_25-03_06_10.tar</text:p>
          </table:table-cell>
          <table:table-cell office:value-type="string" calcext:value-type="string">
            <text:p>./configs/1.4.4.a-CNN_vs_RNN-RNN-lrpatience.json</text:p>
          </table:table-cell>
          <table:table-cell office:value-type="float" office:value="0.975" calcext:value-type="float">
            <text:p>0.975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8742" calcext:value-type="float">
            <text:p>0.8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lrpatience_5;7_-lemma-2020_04_24-04_13_47.tar</text:p>
          </table:table-cell>
          <table:table-cell office:value-type="string" calcext:value-type="string">
            <text:p>./configs/1.4.4.a-CNN_vs_RNN-RNN-lrpatience.json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876" calcext:value-type="float">
            <text:p>0.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CNN_-lrpatience_4;7_-lemma-2020_04_24-21_27_22.tar</text:p>
          </table:table-cell>
          <table:table-cell office:value-type="string" calcext:value-type="string">
            <text:p>./configs/1.4.4.a-CNN_vs_RNN-CNN-lrpatience.json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8536" calcext:value-type="float">
            <text:p>0.8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lrpatience_5;7_-lemma-2020_04_24-14_57_20.tar</text:p>
          </table:table-cell>
          <table:table-cell office:value-type="string" calcext:value-type="string">
            <text:p>./configs/1.4.4.a-CNN_vs_RNN-RNN-lrpatience.json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8779" calcext:value-type="float">
            <text:p>0.8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200_min_5_-lrpatience_4_7_-hidden-256-lemma-2020_04_26-04_36_19.tar</text:p>
          </table:table-cell>
          <table:table-cell office:value-type="string" calcext:value-type="string">
            <text:p>./configs/1.4.4.a-RNN-Wemb_vs_no_wemb-wemb_200-hidden_256.json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8576" calcext:value-type="float">
            <text:p>0.8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CNN_-lrpatience_4;7_-lemma-2020_04_23-23_14_22.tar</text:p>
          </table:table-cell>
          <table:table-cell office:value-type="string" calcext:value-type="string">
            <text:p>./configs/1.4.4.a-CNN_vs_RNN-CNN-lrpatience.json</text:p>
          </table:table-cell>
          <table:table-cell office:value-type="float" office:value="0.9736" calcext:value-type="float">
            <text:p>0.9736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8526" calcext:value-type="float">
            <text:p>0.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none_-lrpatience_4_7_-hidden-256-layers_2-lemma-2020_04_26-15_12_13.tar</text:p>
          </table:table-cell>
          <table:table-cell office:value-type="string" calcext:value-type="string">
            <text:p>./configs/1.4.4.a-RNN-Wemb_vs_no_wemb-nowemb-hidden_256-cemb_400.json</text:p>
          </table:table-cell>
          <table:table-cell office:value-type="float" office:value="0.9764" calcext:value-type="float">
            <text:p>0.9764</text:p>
          </table:table-cell>
          <table:table-cell office:value-type="float" office:value="0.929" calcext:value-type="float">
            <text:p>0.929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8784" calcext:value-type="float">
            <text:p>0.8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100_min_5-lrpatience_4_7_-hidden-256-lemma-2020_04_27-06_24_27.tar</text:p>
          </table:table-cell>
          <table:table-cell office:value-type="string" calcext:value-type="string">
            <text:p>./configs/1.4.4.a-RNN-Wemb_vs_no_wemb-wemb-hidden_256.json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607" calcext:value-type="float">
            <text:p>0.607</text:p>
          </table:table-cell>
          <table:table-cell office:value-type="float" office:value="0.8735" calcext:value-type="float">
            <text:p>0.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none_-lrpatience_4_7_-hidden-256-lemma-2020_04_25-21_21_44.tar</text:p>
          </table:table-cell>
          <table:table-cell office:value-type="string" calcext:value-type="string">
            <text:p>./configs/1.4.4.a-RNN-Wemb_vs_no_wemb-nowemb-hidden_256.json</text:p>
          </table:table-cell>
          <table:table-cell office:value-type="float" office:value="0.9759" calcext:value-type="float">
            <text:p>0.9759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8664" calcext:value-type="float">
            <text:p>0.8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none_-lrpatience_4_7_-hidden-256-layers_2-lemma-2020_04_25-15_13_12.tar</text:p>
          </table:table-cell>
          <table:table-cell office:value-type="string" calcext:value-type="string">
            <text:p>./configs/1.4.4.a-RNN-Wemb_vs_no_wemb-nowemb-hidden_256-cemb_400.json</text:p>
          </table:table-cell>
          <table:table-cell office:value-type="float" office:value="0.9766" calcext:value-type="float">
            <text:p>0.9766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727" calcext:value-type="float">
            <text:p>0.8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100_min_5-lrpatience_4_7_-hidden-256-lemma-2020_04_26-08_46_04.tar</text:p>
          </table:table-cell>
          <table:table-cell office:value-type="string" calcext:value-type="string">
            <text:p>./configs/1.4.4.a-RNN-Wemb_vs_no_wemb-wemb-hidden_256.json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9312" calcext:value-type="float">
            <text:p>0.9312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877" calcext:value-type="float">
            <text:p>0.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odels/cemb_RNN_-wemb_none_-lrpatience_4_7_-hidden-256-layers_2-lemma-2020_04_27-11_37_46.tar</text:p>
          </table:table-cell>
          <table:table-cell office:value-type="string" calcext:value-type="string">
            <text:p>./configs/1.4.4.a-RNN-Wemb_vs_no_wemb-nowemb-hidden_256-cemb_400.json</text:p>
          </table:table-cell>
          <table:table-cell office:value-type="float" office:value="0.9767" calcext:value-type="float">
            <text:p>0.9767</text:p>
          </table:table-cell>
          <table:table-cell office:value-type="float" office:value="0.9315" calcext:value-type="float">
            <text:p>0.9315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8761" calcext:value-type="float">
            <text:p>0.8761</text:p>
          </table:table-cell>
          <table:table-cell table:formula="of:=MAX([.F3:.F42])" office:value-type="float" office:value="0.8784" calcext:value-type="float">
            <text:p>0.8784</text:p>
          </table:table-cell>
          <table:table-cell/>
        </table:table-row>
        <calcext:conditional-formats>
          <calcext:conditional-format calcext:target-range-address="results.C2:results.C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D4:results.D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E4:results.E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F4:results.F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C2:results.C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C2:results.C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C2:results.C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results.C4:results.C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results.A2:results.F4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27T17:07:08.903849734</dc:date>
    <meta:editing-duration>PT8S</meta:editing-duration>
    <meta:editing-cycles>1</meta:editing-cycles>
    <meta:document-statistic meta:table-count="1" meta:cell-count="255" meta:object-count="0"/>
    <meta:generator>LibreOffice/6.3.2.2$Linux_X86_64 LibreOffice_project/30$Build-2</meta:generator>
  </office:meta>
</office:document-meta>
</file>